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Justice Sambre's staff has said that the bail order for Aryan Khan should be ready by Friday afternoon. Some people in the know indicated that the judge has already started dictating the order.</text:h>
      <text:p text:style-name="Text_20_body">The Bombay High Court has granted bail to Aryan Khan, Arbaaz Merchant and Munmun Dhanecha after three weeks since they were arrested by the Narcotics Control Bureau (NCB) in the Mumbai cruise drugs case. So, what’s next for Aryan Khan? When will he be releas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9T11:57:16.834794716</meta:creation-date>
    <dc:date>2021-10-29T11:57:50.239281002</dc:date>
    <meta:editing-duration>PT34S</meta:editing-duration>
    <meta:editing-cycles>1</meta:editing-cycles>
    <meta:document-statistic meta:table-count="0" meta:image-count="0" meta:object-count="0" meta:page-count="1" meta:paragraph-count="2" meta:word-count="78" meta:character-count="454" meta:non-whitespace-character-count="378"/>
    <meta:generator>LibreOffice/6.4.7.2$Linux_X86_64 LibreOffice_project/40$Build-2</meta:generator>
  </office:meta>
</office:document-meta>
</file>